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cinco</text:span></text:span><text:span text:style-name="Fuente_20_de_20_párrafo_20_predeter."><text:span text:style-name="T14"> </text:span></text:span><text:span text:style-name="Fuente_20_de_20_párrafo_20_predeter."><text:span text:style-name="T16">(0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actuando en su caracter de </text:span></text:span><text:span text:style-name="Fuente_20_de_20_párrafo_20_predeter."><text:span text:style-name="T3">JEFE DE LA DIVISIÓN DE ADMINISTRACIóN Y TESORERIA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cinco </text:span></text:span><text:span text:style-name="Fuente_20_de_20_párrafo_20_predeter."><text:span text:style-name="T20">(05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MAYORES PARA EQUIPOS DE TRANSPORTE, TRACCIÃN Y ELEVACIÃN-SOPLADOR DE AIRE ACONDICIONADO PARA  LUVD-MAX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THAPON CAR SHOP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cinco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RENA CAROLINA SALAS VÁSQUEZ</text:p>
            <text:p text:style-name="P12">JEFE DE LA DIVISIÓN DE ADMINISTRACIóN Y TESORERIA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